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Fonts/font6.ttf" manifest:media-type="application/x-font-ttf"/>
  <manifest:file-entry manifest:full-path="Fonts/font5.ttf" manifest:media-type="application/x-font-ttf"/>
  <manifest:file-entry manifest:full-path="Fonts/font1.ttf" manifest:media-type="application/x-font-ttf"/>
  <manifest:file-entry manifest:full-path="Fonts/font2.ttf" manifest:media-type="application/x-font-ttf"/>
  <manifest:file-entry manifest:full-path="Fonts/font3.ttf" manifest:media-type="application/x-font-ttf"/>
  <manifest:file-entry manifest:full-path="Fonts/font4.ttf" manifest:media-type="application/x-font-tt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Mangal1" svg:font-family="Mangal"/>
    <style:font-face style:name="OpenSymbol" svg:font-family="Open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Verdana" svg:font-family="Verdana"/>
    <style:font-face style:name="DejaVu Sans Mono" svg:font-family="'DejaVu Sans Mono'" style:font-family-generic="modern" style:font-pitch="fixed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</svg:font-face-src>
    </style:font-face>
    <style:font-face style:name="Linux Biolinum" svg:font-family="'Linux Biolinum'" style:font-adornments="Gras" style:font-pitch="variable">
      <svg:font-face-src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</svg:font-face-src>
    </style:font-face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8d5535" officeooo:paragraph-rsid="008d5535"/>
    </style:style>
    <style:style style:name="P2" style:family="paragraph" style:parent-style-name="Subtitle">
      <style:text-properties officeooo:rsid="0091f635" officeooo:paragraph-rsid="0091f635"/>
    </style:style>
    <style:style style:name="P3" style:family="paragraph" style:parent-style-name="Table_20_Contents">
      <style:paragraph-properties fo:text-align="center" style:justify-single-word="false"/>
      <style:text-properties style:font-name="Linux Biolinum" fo:font-size="13pt" officeooo:rsid="008d5535" officeooo:paragraph-rsid="008d5535"/>
    </style:style>
    <style:style style:name="P4" style:family="paragraph" style:parent-style-name="Text_20_body" style:list-style-name="L2">
      <style:text-properties officeooo:rsid="0091f635" officeooo:paragraph-rsid="0091f635"/>
    </style:style>
    <style:style style:name="P5" style:family="paragraph" style:parent-style-name="Text_20_body" style:list-style-name="L2">
      <style:text-properties officeooo:rsid="0092b087" officeooo:paragraph-rsid="0092b087"/>
    </style:style>
    <style:style style:name="P6" style:family="paragraph" style:parent-style-name="Heading_20_1">
      <style:text-properties officeooo:rsid="008d5535" officeooo:paragraph-rsid="008d5535"/>
    </style:style>
    <style:style style:name="P7" style:family="paragraph" style:parent-style-name="Table_20_Contents" style:list-style-name="L1">
      <style:text-properties style:font-name="Linux Biolinum" fo:font-size="13pt" officeooo:rsid="008d5535" officeooo:paragraph-rsid="008d5535"/>
    </style:style>
    <style:style style:name="P8" style:family="paragraph" style:parent-style-name="Table_20_Contents" style:list-style-name="L1">
      <style:text-properties fo:color="#ff0000" style:font-name="Linux Biolinum" fo:font-size="13pt" officeooo:rsid="008d5535" officeooo:paragraph-rsid="008d553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8eafb7"/>
    </style:style>
    <style:style style:name="T3" style:family="text">
      <style:text-properties officeooo:rsid="00906fb8"/>
    </style:style>
    <style:style style:name="T4" style:family="text">
      <style:text-properties officeooo:rsid="00910062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Adjectives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">Biking</text:p>
          </table:table-cell>
          <table:table-cell table:style-name="Tableau1.B1" office:value-type="string">
            <text:p text:style-name="P3">Going by car</text:p>
          </table:table-cell>
        </table:table-row>
        <table:table-row>
          <table:table-cell table:style-name="Tableau1.A2" office:value-type="string">
            <text:list xml:id="list619325237240404621" text:style-name="L1">
              <text:list-item>
                <text:p text:style-name="P7">Fast</text:p>
              </text:list-item>
              <text:list-item>
                <text:p text:style-name="P7">environmentally-friendly</text:p>
              </text:list-item>
              <text:list-item>
                <text:p text:style-name="P7">healthy</text:p>
              </text:list-item>
              <text:list-item>
                <text:p text:style-name="P8">dangerous</text:p>
              </text:list-item>
              <text:list-item>
                <text:p text:style-name="P8">tiring</text:p>
              </text:list-item>
              <text:list-item>
                <text:p text:style-name="P8">difficult</text:p>
              </text:list-item>
              <text:list-item>
                <text:p text:style-name="P8">unpleasant <text:span text:style-name="T2">(rain, cold)</text:span></text:p>
              </text:list-item>
            </text:list>
          </table:table-cell>
          <table:table-cell table:style-name="Tableau1.B2" office:value-type="string">
            <text:list xml:id="list140020596364293" text:continue-numbering="true" text:style-name="L1">
              <text:list-item>
                <text:p text:style-name="P7">Fast</text:p>
              </text:list-item>
              <text:list-item>
                <text:p text:style-name="P7">pleasant / co<text:span text:style-name="T3">m</text:span>fortable</text:p>
              </text:list-item>
              <text:list-item>
                <text:p text:style-name="P8">pollutant</text:p>
              </text:list-item>
              <text:list-item>
                <text:p text:style-name="P8">(it can be) slow <text:span text:style-name="T4">(if traffic)</text:span></text:p>
              </text:list-item>
              <text:list-item>
                <text:p text:style-name="P7">practical / convenient</text:p>
              </text:list-item>
            </text:list>
          </table:table-cell>
        </table:table-row>
      </table:table>
      <text:p text:style-name="P1"/>
      <text:p text:style-name="Title">Compare the qualities</text:p>
      <text:p text:style-name="P2">With the adjectifes we came up with</text:p>
      <text:list xml:id="list2493705140865929777" text:style-name="L2">
        <text:list-item>
          <text:p text:style-name="P4">Biking and walking</text:p>
          <text:list>
            <text:list-item>
              <text:p text:style-name="P4">Biking is <text:span text:style-name="T8">more</text:span> <text:span text:style-name="T7">tiring</text:span> <text:span text:style-name="T8">than</text:span> walking. <text:span text:style-name="T5">(biking &gt; walking)</text:span></text:p>
              <text:p text:style-name="P5"><text:span text:style-name="T9">Walking is </text:span><text:span text:style-name="T10">less</text:span><text:span text:style-name="T11"> </text:span><text:span text:style-name="T12">tiring</text:span><text:span text:style-name="T13"> </text:span><text:span text:style-name="T14">than </text:span><text:span text:style-name="T13">biking. </text:span><text:span text:style-name="T6">(walking &lt; biking)</text:span></text:p>
            </text:list-item>
            <text:list-item>
              <text:p text:style-name="P4">Biking is <text:span text:style-name="T7">fast</text:span><text:span text:style-name="T1">er</text:span> <text:span text:style-name="T1">than</text:span> walking. <text:span text:style-name="T5">(biking &gt; walking)</text:span></text:p>
            </text:list-item>
            <text:list-item>
              <text:p text:style-name="P4">Biking is <text:span text:style-name="T1">as</text:span> <text:span text:style-name="T7">healthy</text:span> <text:span text:style-name="T1">as</text:span> walking. <text:span text:style-name="T5">(biking = walking)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Verdana" svg:font-family="Verdana"/>
    <style:font-face style:name="DejaVu Sans Mono" svg:font-family="'DejaVu Sans Mono'" style:font-family-generic="modern" style:font-pitch="fixed"/>
    <style:font-face style:name="Linux Biolinum" svg:font-family="'Linux Biolinum'" style:font-adornments="Gra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style:shadow="none" fo:keep-with-next="always"/>
      <style:text-properties style:font-name="Linux Biolinum" fo:font-family="'Linux Biolinum'" style:font-style-name="Gras" style:font-pitch="variable" fo:font-size="14pt" fo:font-weight="bold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line-height="100%"/>
      <style:text-properties style:font-name="Linux Biolinum" fo:font-family="'Linux Biolinum'" style:font-style-name="Gras" style:font-pitch="variable" fo:font-size="13pt" fo:font-style="normal" fo:font-weight="normal" fo:background-color="transparent"/>
    </style:style>
    <style:style style:name="List" style:family="paragraph" style:parent-style-name="Text_20_body" style:class="list">
      <style:text-properties style:font-name="Verdana" fo:font-family="Verdana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1cm" loext:contextual-spacing="false" fo:text-align="center" style:justify-single-word="false"/>
      <style:text-properties fo:font-variant="small-caps" fo:font-size="140%" style:text-underline-style="solid" style:text-underline-width="auto" style:text-underline-color="font-color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6cm" fo:margin-bottom="0.801cm" loext:contextual-spacing="false"/>
      <style:text-properties fo:font-size="13pt" style:text-underline-style="solid" style:text-underline-width="auto" style:text-underline-color="#ff0000" fo:font-weight="normal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end" style:justify-single-word="false"/>
      <style:text-properties fo:color="#666666" fo:font-size="18pt" fo:font-weight="normal" fo:background-color="transparen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xercice" style:family="paragraph" style:parent-style-name="Text_20_body">
      <loext:graphic-properties draw:fill="none" draw:fill-color="#ccffff"/>
      <style:paragraph-properties fo:margin-left="0cm" fo:margin-right="0cm" fo:line-height="100%" fo:text-indent="0cm" style:auto-text-indent="false" fo:background-color="transparent"/>
      <style:text-properties style:font-name="Linux Biolinum" fo:font-family="'Linux Biolinum'" style:font-style-name="Gras" style:font-pitch="variable" fo:font-weight="normal" fo:background-color="transparent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Question" style:family="paragraph" style:parent-style-name="Exercice" style:master-page-name="">
      <loext:graphic-properties draw:fill="none" draw:fill-color="#ccffff"/>
      <style:paragraph-properties style:page-number="auto" fo:background-color="transparent"/>
      <style:text-properties fo:font-weight="bold" style:font-weight-asian="bold" style:font-weight-complex="bold"/>
    </style:style>
    <style:style style:name="Réponse" style:family="paragraph" style:parent-style-name="Exercice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wrap="parallel" style:number-wrapped-paragraphs="no-limit" style:wrap-contour="false" style:vertical-pos="middle" style:vertical-rel="text" draw:fill-image-width="0cm" draw:fill-image-height="0cm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88-01-01T04:20:08.550000000</meta:creation-date>
    <dc:date>2016-02-01T14:00:20.374702485</dc:date>
    <meta:editing-duration>P2DT7H59M13S</meta:editing-duration>
    <meta:editing-cycles>110</meta:editing-cycles>
    <meta:generator>LibreOffice/5.0.4.2$Linux_X86_64 LibreOffice_project/00m0$Build-2</meta:generator>
    <meta:document-statistic meta:table-count="1" meta:image-count="0" meta:object-count="0" meta:page-count="1" meta:paragraph-count="22" meta:word-count="93" meta:character-count="495" meta:non-whitespace-character-count="441"/>
  </office:meta>
</office:document-meta>
</file>